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color="#353835" style:font-name="Arial" fo:font-size="10.5pt" fo:font-weight="bold" fo:background-color="#ffffff" style:font-size-asian="10.5pt" style:font-size-complex="10.5pt"/>
    </style:style>
    <style:style style:name="P2" style:family="paragraph" style:parent-style-name="Text_20_body">
      <style:text-properties fo:color="#353835" style:font-name="Arial" fo:font-size="10.5pt" fo:font-style="italic" fo:background-color="#ffffff" style:font-size-asian="10.5pt" style:font-size-complex="10.5pt"/>
    </style:style>
    <style:style style:name="P3" style:family="paragraph" style:parent-style-name="Text_20_body">
      <style:text-properties fo:color="#353835" style:font-name="Arial" fo:font-size="10.5pt" fo:font-style="italic" officeooo:paragraph-rsid="0010936e" fo:background-color="#ffffff" style:font-size-asian="10.5pt" style:font-size-complex="10.5pt"/>
    </style:style>
    <style:style style:name="P4" style:family="paragraph" style:parent-style-name="Text_20_body">
      <style:text-properties fo:color="#353835" style:font-name="Arial" fo:font-size="10.5pt" fo:font-style="italic" officeooo:paragraph-rsid="0013954f" fo:background-color="#ffffff" style:font-size-asian="10.5pt" style:font-size-complex="10.5pt"/>
    </style:style>
    <style:style style:name="P5" style:family="paragraph" style:parent-style-name="Text_20_body">
      <style:text-properties style:font-name="Arial" fo:font-size="10.5pt" fo:font-style="italic" fo:background-color="#ffffff" style:font-size-asian="10.5pt" style:font-size-complex="10.5pt"/>
    </style:style>
    <style:style style:name="P6" style:family="paragraph" style:parent-style-name="Text_20_body">
      <style:text-properties style:font-name="Arial" fo:font-size="10.5pt" fo:font-style="italic" officeooo:rsid="00144b86" officeooo:paragraph-rsid="00144b86" fo:background-color="#ffffff" style:font-size-asian="10.5pt" style:font-size-complex="10.5pt"/>
    </style:style>
    <style:style style:name="P7" style:family="paragraph" style:parent-style-name="Text_20_body">
      <style:text-properties fo:font-size="10.5pt" officeooo:paragraph-rsid="0013954f" fo:background-color="#ffffff" style:font-size-asian="10.5pt" style:font-size-complex="10.5pt"/>
    </style:style>
    <style:style style:name="P8" style:family="paragraph" style:parent-style-name="Text_20_body">
      <style:text-properties fo:font-size="10.5pt" officeooo:paragraph-rsid="00144b86" fo:background-color="#ffffff" style:font-size-asian="10.5pt" style:font-size-complex="10.5pt"/>
    </style:style>
    <style:style style:name="T1" style:family="text">
      <style:text-properties fo:color="#353835" style:font-name="Arial" fo:font-style="italic"/>
    </style:style>
    <style:style style:name="T2" style:family="text">
      <style:text-properties fo:color="#353835" style:font-name="Arial" fo:font-style="italic" officeooo:rsid="00122d32"/>
    </style:style>
    <style:style style:name="T3" style:family="text">
      <style:text-properties fo:color="#353835" style:font-name="Arial" fo:font-style="italic" officeooo:rsid="00114864"/>
    </style:style>
    <style:style style:name="T4" style:family="text">
      <style:text-properties fo:color="#353835" style:font-name="Arial" fo:font-style="italic" officeooo:rsid="00125eb5"/>
    </style:style>
    <style:style style:name="T5" style:family="text">
      <style:text-properties fo:color="#353835" style:font-name="Arial" fo:font-style="italic" officeooo:rsid="0013954f"/>
    </style:style>
    <style:style style:name="T6" style:family="text">
      <style:text-properties fo:color="#353835" style:font-name="Arial" fo:font-style="italic" officeooo:rsid="00144b86"/>
    </style:style>
    <style:style style:name="T7" style:family="text">
      <style:text-properties fo:color="#ff0000"/>
    </style:style>
    <style:style style:name="T8" style:family="text">
      <style:text-properties fo:color="#ff0000" style:font-name="Arial" fo:font-style="italic" fo:font-weight="bold"/>
    </style:style>
    <style:style style:name="T9" style:family="text">
      <style:text-properties officeooo:rsid="0010936e"/>
    </style:style>
    <style:style style:name="T10" style:family="text">
      <style:text-properties officeooo:rsid="00114864"/>
    </style:style>
    <style:style style:name="T11" style:family="text">
      <style:text-properties fo:color="#000000" style:font-name="Arial" fo:font-style="italic" fo:font-weight="bold"/>
    </style:style>
    <style:style style:name="T12" style:family="text">
      <style:text-properties officeooo:rsid="0013954f"/>
    </style:style>
    <style:style style:name="T13" style:family="text">
      <style:text-properties officeooo:rsid="00144b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the problem you are attempting to solve? </text:p>
      <text:p text:style-name="P2">The goal is to identify undervalued and overvalued neighborhoods and/or cities. This approach is different from the multitude of price forecasting services since we are looking to determine the value a neighborhood and not predict the actual price of the house. We are basically looking for markets that are primed for a jump. </text:p>
      <text:p text:style-name="P2">The focus will be on identifying undervalued and up-and-coming neighborhoods to help investors, families, and first time homebuyers identify a good investment. We will need to break the analysis into multiple prediction parameters so the customer can tweak their desired parameters and find a neighborhood that suits their goals. </text:p>
      <text:p text:style-name="P1">How is your solution valuable? </text:p>
      <text:p text:style-name="P2">If we can accurately identify undervalued and overvalued neighborhoods we are basically telling investors: </text:p>
      <text:p text:style-name="P2">- Does this neighborhood share traits with other neighborhoods that have gained value at a rapid rate? </text:p>
      <text:p text:style-name="P2">- Is buying a property in this neighborhood a risky or safe endeavor? </text:p>
      <text:p text:style-name="P2">- Is this property primed to jump in value (possibly identifying the events that would need to occur in order for it to do so)? </text:p>
      <text:p text:style-name="P3">- Which neighborhoods resemble the one I am considering investing in? <text:s/></text:p>
      <text:p text:style-name="P1">What is your data source and how will you access it? </text:p>
      <text:p text:style-name="P2">We will be using the Kaggle <text:span text:style-name="T9">housing </text:span>dataset and Yelp’s <text:span text:style-name="T12">dataset</text:span> as a base. <text:span text:style-name="T9">W</text:span>e will also source pertinent information from local and federal governments. <text:span text:style-name="T9">If applicable,</text:span> <text:span text:style-name="T9">and </text:span>we can find <text:span text:style-name="T9">the data, on things like </text:span>the number of new housing projects, infrastructure budgets/increases, property purchases, liquor license applications, etc. it will be very helpful in determining the neighborhood’s momentum. </text:p>
      <text:p text:style-name="P4">Zillow’s data is obvious but we are using Yelp mainly <text:span text:style-name="T9">f</text:span>or two purposes. <text:span text:style-name="T9">We want to track the i</text:span>ncrease <text:span text:style-name="T9">or decrease</text:span> in number of reviews as well as increase <text:span text:style-name="T9">or decrease</text:span> in businesses. <text:span text:style-name="T9">We will be using NLP on the reviews to take advantage of their crowdsourced nature and to see if we can identify trends</text:span>. </text:p>
      <text:p text:style-name="P4">If the tastemakers on the ground are buzzing about a neighborhood or the businesses within it, and that buzz has increased, we can hypothetically predict that the neighborhood has momentum and people may be looking to move there <text:span text:style-name="T10">or at least gather information as to how similar sentiments affect an increase in value in neighborhoods</text:span>. </text:p>
      <text:p text:style-name="P1">What techniques from the course do you anticipate using? </text:p>
      <text:p text:style-name="P8"><text:span text:style-name="T1">To start we will be using neural nets as the core of the model </text:span><text:span text:style-name="T5">they will be the tool </text:span><text:span text:style-name="T6">t</text:span><text:span text:style-name="T5">hat ties the project together.</text:span><text:span text:style-name="T1"> </text:span><text:span text:style-name="T4">We will use NLP to identify what patrons are saying about the area as well as to look for trends in comments that help us identify similar trends in comments from areas that have experienced the growth that we are looking for. </text:span><text:span text:style-name="T5">Once we quantify this momentum we can use it as a feature for our supervised models and also as analysis that could be used after we get the results of the supervised model.</text:span></text:p>
      <text:p text:style-name="P8"><text:span text:style-name="T1">We’ll use unsupervised clustering (K-means) to identify similar neighborhoods and to cluster reviews, </text:span><text:span text:style-name="T5">keywords, </text:span><text:span text:style-name="T1">businesses, </text:span><text:span text:style-name="T6">trends, </text:span><text:span text:style-name="T1">users, etc..</text:span><text:span text:style-name="T5"> </text:span><text:span text:style-name="T1">We’ll use multiple supervised learning algorithms </text:span><text:span text:style-name="T2">(random forest, gradient boost classifier, support vectors, etc.) </text:span><text:span text:style-name="T3">to determine the profitability of the neighborhoods and understand the feature importances </text:span><text:span text:style-name="T2">so we can communicate the most important factors </text:span><text:span text:style-name="T4">pertinent to </text:span><text:soft-page-break/><text:span text:style-name="T2">value growth</text:span><text:span text:style-name="T3">. </text:span><text:span text:style-name="T5">We will also use the outcome of the clustering algorithms as inputs in the supervised learning models to create some unique and informative categorical variables. </text:span></text:p>
      <text:p text:style-name="P7"><text:span text:style-name="T2">The definition of profitability will be addressed as we review the Kaggle dataset and find a definition that conveys dramatic growth but is also realistic. </text:span></text:p>
      <text:p text:style-name="P7"><text:span text:style-name="T3">We will use these predictions to determine: </text:span></text:p>
      <text:p text:style-name="P7"><text:span text:style-name="T5">- W</text:span><text:span text:style-name="T3">hether the neighborhoods are primed to increase in value and how likely that event is to occur.</text:span></text:p>
      <text:p text:style-name="P7"><text:span text:style-name="T5">- T</text:span><text:span text:style-name="T3">he level of risk and reward that can be associated with the neighborhoods that customers </text:span><text:span text:style-name="T2">research</text:span><text:span text:style-name="T3">.</text:span></text:p>
      <text:p text:style-name="P7"><text:span text:style-name="T5">- How many neighborhoods with similar attributes have made the jump in the past?</text:span></text:p>
      <text:p text:style-name="P7"><text:span text:style-name="T3">This</text:span><text:span text:style-name="T1"> will be the basis of our final prediction to answer the question, </text:span><text:span text:style-name="T7">“</text:span><text:span text:style-name="T8">Is this neighborhood primed to jump?”</text:span><text:span text:style-name="T11">.</text:span><text:span text:style-name="T1"> </text:span></text:p>
      <text:p text:style-name="P1">What do you anticipate to be the biggest challenge you’ll face? </text:p>
      <text:p text:style-name="P5">The biggest challenges will be:<text:line-break/>- Finding the data that is necessary to accomplish a well performing model </text:p>
      <text:p text:style-name="P5">- Prove the results as it takes many years for a property to gain value and testing the results may prove difficult. We will need to get creative with our testing methods and clearly define the results as to not confuse the consumer. <text:span text:style-name="T12">Time series will be a huge factor in our success or failure.</text:span></text:p>
      <text:p text:style-name="P5">- Taking into account regional differences. Certain cities have zoning laws that make it difficult to build in historic districts and some are more open to the idea of restoration. There are also social dynamics that we’ll have to identify such as desire for housing investment or willingness to purchase in an up-and-coming neighborhood.</text:p>
      <text:p text:style-name="P6">- Taking into account general sentiment and trends. For example the mood in 2015 was very different then 2018. Can we extract information from 2015 that is still pertinent today?</text:p>
      <text:p text:style-name="P5">- Identifying the <text:span text:style-name="T13">specific or combination of </text:span>variables that trigger the neighborhood to realize it’s “true” valu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21:09:18.352267000</meta:creation-date>
    <dc:date>2018-02-04T12:12:09.409803000</dc:date>
    <meta:editing-duration>PT12M53S</meta:editing-duration>
    <meta:editing-cycles>3</meta:editing-cycles>
    <meta:generator>LibreOffice/5.3.3.2$MacOSX_X86_64 LibreOffice_project/3d9a8b4b4e538a85e0782bd6c2d430bafe583448</meta:generator>
    <meta:document-statistic meta:table-count="0" meta:image-count="0" meta:object-count="0" meta:page-count="2" meta:paragraph-count="28" meta:word-count="852" meta:character-count="5157" meta:non-whitespace-character-count="4311"/>
  </office:meta>
</office:document-meta>
</file>